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200000400DB1A9F8CB83FA4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2cm" svg:height="29.422cm" draw:z-index="0"><draw:image xlink:href="Pictures/100002010000026200000400DB1A9F8CB83FA4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5:12:29.772854378</meta:creation-date>
    <dc:date>2019-09-07T15:24:08.046204002</dc:date>
    <meta:editing-duration>PT11M42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